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4-08-0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4-06-1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4-04-15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4-04-09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4-02-21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4-01-0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12-22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10-17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9-25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8-01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7-1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6-1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5-08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5-0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5-0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4-11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3-02-0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12-20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11-10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10-31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10-2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10-2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08-17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06-1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04-1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2-02-16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1-12-23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1-10-05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1-08-03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1-06-3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1-06-09 1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1-04-2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1-02-16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0-12-16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0-10-2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0-07-15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0-05-12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20-02-21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9-12-1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9-10-2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9-10-1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9-08-05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9-06-05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9-04-18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9-04-02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9-01-29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8-12-1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8-11-15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8-08-0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8-06-1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8-06-05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8-04-17 1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8-04-1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8-02-26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7-11-28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7-08-0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7-06-06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7-05-12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7-04-21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7-02-1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6-11-29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6-10-20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6-08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6-06-15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6-04-28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6-02-2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5-12-14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5-10-2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5-09-29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5-08-04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5-06-09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5-04-15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5-02-11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4-12-1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4-10-06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4-08-04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4-04-21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4-03-1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3-12-17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3-10-29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3-08-07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3-06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3-03-2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3-02-05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3-01-28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12-06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12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10-0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09-21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08-2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07-1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06-13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02-23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2-01-25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1-12-19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1-11-22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1-09-09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1-08-1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1-07-14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1-06-1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1-04-27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0-10-22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0-08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0-05-21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0-02-08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10-01-27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9-12-1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9-09-23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9-08-24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9-07-14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9-03-04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9-02-19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9-01-1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8-12-05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8-08-2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8-07-1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8-04-03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8-02-01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7-10-2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7-09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7-07-20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7-06-11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7-04-0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7-02-21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7-01-04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12-01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10-30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10-27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10-20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09-26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09-1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08-15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07-17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06-26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04-19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6-02-16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5-12-0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5-10-11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5-08-0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5-06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5-04-0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5-02-18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12-07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11-2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11-2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11-16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11-0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10-27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10-15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10-1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08-26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07-08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04-15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04-13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02-1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4-02-05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12-03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11-19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11-13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11-05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10-27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08-0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07-02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06-1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05-29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04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04-2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03-05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3-02-06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12-09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11-07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9-13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8-06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8-05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8-02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8-01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4-24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3-14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2-1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2-01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2-01-28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12-18 1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11-07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10-19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9-20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7-25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7-05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6-04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5-15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4-0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3-06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2-26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1-01-03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0-12-13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0-11-24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0-07-24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0-06-26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0-03-30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2000-02-01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9-10-13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9-08-09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9-07-13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9-06-02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9-05-1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9-04-07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9-03-09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9-01-1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11-1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09-1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07-22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06-02 1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05-06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04-15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02-10 1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8-01-2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12-15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11-12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10-24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08-12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07-08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06-11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05-14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04-09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03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01-29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7-01-14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12-10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11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10-09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08-1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08-1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05-2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04-24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03-14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02-07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6-01-17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11-07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10-1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9-13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8-07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7-11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6-1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5-09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4-11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3-07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2-14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5-01-1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12-16 1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11-09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10-0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09-12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06-1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05-19 1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04-05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03-08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02-10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4-01-27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12-17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11-18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10-19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9-19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8-1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7-1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6-17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5-12 1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4-20 1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3-12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2-09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3-01-2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12-15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11-1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10-27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9-1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8-20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8-1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8-0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7-20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7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5-22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3-24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2-02-0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1-08-23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1-07-31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1-06-24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12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9-2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9-05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8-07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7-10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6-04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5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4-1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3-1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2-15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90-01-18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12-11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11-2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10-13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9-1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8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7-2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6-12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5-1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4-10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3-15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2-10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9-01-17 1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12-13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11-1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10-13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9-19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8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7-14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6-0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5-12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4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947066130601</text:p>
          </table:table-cell>
          <table:table-cell office:value-type="string" calcext:value-type="string">
            <text:p>198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51" meta:object-count="0"/>
    <meta:user-defined meta:name="AppVersion">3.0</meta:user-defined>
  </office:meta>
</office:document-meta>
</file>